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0728" calcext:value-type="float">
            <text:p>69.0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17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16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8016" calcext:value-type="float">
            <text:p>68.7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1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8016" calcext:value-type="float">
            <text:p>68.7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1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1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7184" calcext:value-type="float">
            <text:p>68.1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1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8312" calcext:value-type="float">
            <text:p>68.0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0192" calcext:value-type="float">
            <text:p>67.8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1112" calcext:value-type="float">
            <text:p>67.5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7632" calcext:value-type="float">
            <text:p>66.3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192" calcext:value-type="float">
            <text:p>65.5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7408" calcext:value-type="float">
            <text:p>65.3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3464" calcext:value-type="float">
            <text:p>65.0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8584" calcext:value-type="float">
            <text:p>64.1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5912" calcext:value-type="float">
            <text:p>64.0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844" calcext:value-type="float">
            <text:p>63.7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644" calcext:value-type="float">
            <text:p>62.9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0072" calcext:value-type="float">
            <text:p>63.0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4101173401</text:p>
          </table:table-cell>
          <table:table-cell office:value-type="string" calcext:value-type="string">
            <text:p>10N 35W 21ACBC:G-014402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